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5600002C0000001E33DAEB5215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F36" table:end-x="2.204cm" table:end-y="0.453cm" draw:z-index="0" svg:width="11.263cm" svg:height="7.73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L36" table:end-x="2.259cm" table:end-y="0.32cm" draw:z-index="1" draw:name="Graphics 1" draw:style-name="gr1" draw:text-style-name="P1" svg:width="11.263cm" svg:height="7.73cm" svg:x="0.028cm" svg:y="0.266cm">
              <draw:image xlink:href="Pictures/2000015600002C0000001E33DAEB5215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7">27.09.2005</text:date>, <text:time>15:3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7T15:38:06</dc:date>
    <dc:language>en-US</dc:language>
    <meta:editing-cycles>4</meta:editing-cycles>
    <meta:editing-duration>PT8M31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999996185303pt" style:font-family-asian="'Andale Sans UI'" style:font-pitch-asian="variable" style:font-size-asian="14.3999996185303pt" style:font-family-complex="Tahoma" style:font-pitch-complex="variable" style:font-size-complex="14.3999996185303pt"/>
    </style:style>
    <style:style style:name="ch3" style:family="chart">
      <style:graphic-properties draw:fill="none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true" chart:deep="true" chart:lines="false" chart:solid-type="cuboid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25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8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0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1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264cm" svg:height="7.731cm" chart:class="chart:bar" chart:style-name="ch1">
        <chart:title svg:x="4.399cm" svg:y="0.154cm" chart:style-name="ch2">
          <text:p>Bars_deep</text:p>
        </chart:title>
        <chart:legend chart:legend-position="end" svg:x="9.487cm" svg:y="3.139cm" chart:style-name="ch3"/>
        <chart:plot-area chart:style-name="ch4" table:cell-range-address="Sheet1.$B$4:.$F$16" chart:data-source-has-labels="both" chart:table-number-list="0" svg:x="0.224cm" svg:y="1.029cm" svg:width="8.816cm" svg:height="6.548cm" dr3d:vrp="(17980.7850008345 10415.9103702603 24506.1538210437)" dr3d:vpn="(0.416176653696948 0.17363937962709 0.892550479670663)" dr3d:vup="(-0.0733793391750355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